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fo:font-style="normal" fo:font-weight="normal" officeooo:rsid="002ab106" officeooo:paragraph-rsid="003f1a17" style:font-style-asian="normal" style:font-weight-asian="normal" style:font-style-complex="normal" style:font-weight-complex="normal"/>
    </style:style>
    <style:style style:name="P2"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3" style:family="paragraph" style:parent-style-name="Text_20_body">
      <style:paragraph-properties fo:line-height="200%" fo:text-align="justify" style:justify-single-word="false"/>
      <style:text-properties fo:font-style="normal" fo:font-weight="normal" officeooo:rsid="0035334e" officeooo:paragraph-rsid="003f1a17" fo:background-color="transparent"/>
    </style:style>
    <style:style style:name="P4"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rsid="004c80bd" officeooo:paragraph-rsid="004c80bd" fo:background-color="transparent"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23c48e" officeooo:paragraph-rsid="003f1a17" fo:background-color="transparent"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23c48e" officeooo:paragraph-rsid="0038bf15" fo:background-color="transparent"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35f6b6" officeooo:paragraph-rsid="003f1a17" fo:background-color="transparent"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37f0b4" officeooo:paragraph-rsid="003f1a17" fo:background-color="transparent"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2e1b7" officeooo:paragraph-rsid="0032e1b7"/>
    </style:style>
    <style:style style:name="P12"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weight="bold" officeooo:rsid="0010b9a6" officeooo:paragraph-rsid="0010b9a6" style:font-weight-asian="bold" style:font-weight-complex="bold"/>
    </style:style>
    <style:style style:name="P14" style:family="paragraph" style:parent-style-name="Standard">
      <style:paragraph-properties fo:line-height="200%" fo:text-align="justify" style:justify-single-word="false"/>
      <style:text-properties officeooo:rsid="0010b9a6" officeooo:paragraph-rsid="0010b9a6"/>
    </style:style>
    <style:style style:name="P15" style:family="paragraph" style:parent-style-name="Standard">
      <style:paragraph-properties fo:text-align="justify" style:justify-single-word="false"/>
      <style:text-properties officeooo:rsid="0010b9a6" officeooo:paragraph-rsid="0010b9a6"/>
    </style:style>
    <style:style style:name="P16" style:family="paragraph" style:parent-style-name="Standard">
      <style:paragraph-properties fo:line-height="200%" fo:text-align="justify" style:justify-single-word="false"/>
      <style:text-properties fo:font-size="14pt" fo:font-weight="bold" officeooo:rsid="0010b9a6" officeooo:paragraph-rsid="0010b9a6" style:font-size-asian="14pt" style:font-weight-asian="bold" style:font-size-complex="14pt" style:font-weight-complex="bold"/>
    </style:style>
    <style:style style:name="P17" style:family="paragraph" style:parent-style-name="Standard">
      <style:paragraph-properties fo:line-height="200%" fo:text-align="justify" style:justify-single-word="false"/>
      <style:text-properties officeooo:rsid="0012096c" officeooo:paragraph-rsid="007cc1b2"/>
    </style:style>
    <style:style style:name="P18" style:family="paragraph" style:parent-style-name="Text_20_body">
      <style:paragraph-properties fo:line-height="200%" fo:text-align="justify" style:justify-single-word="false"/>
      <style:text-properties fo:font-style="normal" fo:font-weight="normal" officeooo:rsid="0016d010" officeooo:paragraph-rsid="006d26ba"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paragraph-rsid="006e288e"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paragraph-rsid="006f981c"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paragraph-rsid="00701988"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paragraph-rsid="0071a1ae"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1dac64" officeooo:paragraph-rsid="006d26ba"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1dac64" officeooo:paragraph-rsid="0076a5a0"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76a5a0" officeooo:paragraph-rsid="0076a5a0" fo:background-color="#ffff99"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paragraph-rsid="00701988" fo:background-color="#dddddd"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paragraph-rsid="00789add"/>
    </style:style>
    <style:style style:name="P28"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9" style:family="paragraph" style:parent-style-name="Text_20_body">
      <style:paragraph-properties fo:line-height="200%" fo:text-align="justify" style:justify-single-word="false"/>
      <style:text-properties fo:font-style="normal" fo:font-weight="bold" officeooo:rsid="0076a5a0" officeooo:paragraph-rsid="0076a5a0" fo:background-color="transparent" style:font-style-asian="normal" style:font-weight-asian="bold" style:font-style-complex="normal" style:font-weight-complex="bold"/>
    </style:style>
    <style:style style:name="P30" style:family="paragraph" style:parent-style-name="Text_20_body">
      <style:paragraph-properties fo:line-height="200%" fo:text-align="justify" style:justify-single-word="false"/>
      <style:text-properties fo:font-style="italic" fo:font-weight="normal" officeooo:paragraph-rsid="00747f59" style:font-style-asian="italic" style:font-weight-asian="normal" style:font-style-complex="italic" style:font-weight-complex="normal"/>
    </style:style>
    <style:style style:name="P31" style:family="paragraph" style:parent-style-name="Text_20_body">
      <style:paragraph-properties fo:line-height="200%" fo:text-align="justify" style:justify-single-word="false"/>
      <style:text-properties fo:font-style="italic" fo:font-weight="normal" officeooo:paragraph-rsid="007d8e27" style:font-style-asian="italic" style:font-weight-asian="normal" style:font-style-complex="italic" style:font-weight-complex="normal"/>
    </style:style>
    <style:style style:name="P32" style:family="paragraph" style:parent-style-name="Text_20_body">
      <style:paragraph-properties fo:line-height="200%" fo:text-align="justify" style:justify-single-word="false"/>
      <style:text-properties fo:font-style="italic" fo:font-weight="normal" officeooo:rsid="00747f59" officeooo:paragraph-rsid="00747f59" style:font-style-asian="italic" style:font-weight-asian="normal" style:font-style-complex="italic" style:font-weight-complex="normal"/>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16d010" fo:background-color="transparent" loext:char-shading-value="0"/>
    </style:style>
    <style:style style:name="T3" style:family="text">
      <style:text-properties officeooo:rsid="0019470a" fo:background-color="transparent" loext:char-shading-value="0"/>
    </style:style>
    <style:style style:name="T4" style:family="text">
      <style:text-properties officeooo:rsid="001cda9d" fo:background-color="transparent" loext:char-shading-value="0"/>
    </style:style>
    <style:style style:name="T5" style:family="text">
      <style:text-properties officeooo:rsid="001ea524" fo:background-color="transparent" loext:char-shading-value="0"/>
    </style:style>
    <style:style style:name="T6" style:family="text">
      <style:text-properties officeooo:rsid="0023c48e" fo:background-color="transparent" loext:char-shading-value="0"/>
    </style:style>
    <style:style style:name="T7" style:family="text">
      <style:text-properties officeooo:rsid="002b81ab" fo:background-color="transparent" loext:char-shading-value="0"/>
    </style:style>
    <style:style style:name="T8" style:family="text">
      <style:text-properties fo:background-color="transparent" loext:char-shading-value="0" style:font-style-asian="normal" style:font-weight-asian="normal" style:font-style-complex="normal" style:font-weight-complex="normal"/>
    </style:style>
    <style:style style:name="T9" style:family="text">
      <style:text-properties officeooo:rsid="002b81ab" fo:background-color="transparent" loext:char-shading-value="0" style:font-style-asian="normal" style:font-weight-asian="normal" style:font-style-complex="normal" style:font-weight-complex="normal"/>
    </style:style>
    <style:style style:name="T10" style:family="text">
      <style:text-properties officeooo:rsid="002c5b7d" fo:background-color="transparent" loext:char-shading-value="0" style:font-style-asian="normal" style:font-weight-asian="normal" style:font-style-complex="normal" style:font-weight-complex="normal"/>
    </style:style>
    <style:style style:name="T11" style:family="text">
      <style:text-properties officeooo:rsid="002f3bfb" fo:background-color="transparent" loext:char-shading-value="0" style:font-style-asian="normal" style:font-weight-asian="normal" style:font-style-complex="normal" style:font-weight-complex="normal"/>
    </style:style>
    <style:style style:name="T12" style:family="text">
      <style:text-properties officeooo:rsid="00308305" fo:background-color="transparent" loext:char-shading-value="0" style:font-style-asian="normal" style:font-weight-asian="normal" style:font-style-complex="normal" style:font-weight-complex="normal"/>
    </style:style>
    <style:style style:name="T13" style:family="text">
      <style:text-properties officeooo:rsid="00324dcd" fo:background-color="transparent" loext:char-shading-value="0" style:font-style-asian="normal" style:font-weight-asian="normal" style:font-style-complex="normal" style:font-weight-complex="normal"/>
    </style:style>
    <style:style style:name="T14" style:family="text">
      <style:text-properties officeooo:rsid="0032e1b7" fo:background-color="transparent" loext:char-shading-value="0" style:font-style-asian="normal" style:font-weight-asian="normal" style:font-style-complex="normal" style:font-weight-complex="normal"/>
    </style:style>
    <style:style style:name="T15" style:family="text">
      <style:text-properties officeooo:rsid="0034d518" fo:background-color="transparent" loext:char-shading-value="0" style:font-style-asian="normal" style:font-weight-asian="normal" style:font-style-complex="normal" style:font-weight-complex="normal"/>
    </style:style>
    <style:style style:name="T16" style:family="text">
      <style:text-properties officeooo:rsid="0035334e" fo:background-color="transparent" loext:char-shading-value="0" style:font-style-asian="normal" style:font-weight-asian="normal" style:font-style-complex="normal" style:font-weight-complex="normal"/>
    </style:style>
    <style:style style:name="T17" style:family="text">
      <style:text-properties officeooo:rsid="003c498d" fo:background-color="transparent" loext:char-shading-value="0" style:font-style-asian="normal" style:font-weight-asian="normal" style:font-style-complex="normal" style:font-weight-complex="normal"/>
    </style:style>
    <style:style style:name="T18" style:family="text">
      <style:text-properties officeooo:rsid="003e2e23" fo:background-color="transparent" loext:char-shading-value="0"/>
    </style:style>
    <style:style style:name="T19" style:family="text">
      <style:text-properties officeooo:rsid="003f1a17" fo:background-color="transparent" loext:char-shading-value="0"/>
    </style:style>
    <style:style style:name="T20" style:family="text">
      <style:text-properties officeooo:rsid="003f281c" fo:background-color="transparent" loext:char-shading-value="0"/>
    </style:style>
    <style:style style:name="T21" style:family="text">
      <style:text-properties officeooo:rsid="0040a865" fo:background-color="transparent" loext:char-shading-value="0"/>
    </style:style>
    <style:style style:name="T22" style:family="text">
      <style:text-properties officeooo:rsid="0043853e" fo:background-color="transparent" loext:char-shading-value="0"/>
    </style:style>
    <style:style style:name="T23" style:family="text">
      <style:text-properties officeooo:rsid="004616bb" fo:background-color="transparent" loext:char-shading-value="0"/>
    </style:style>
    <style:style style:name="T24" style:family="text">
      <style:text-properties officeooo:rsid="00475e09" fo:background-color="transparent" loext:char-shading-value="0"/>
    </style:style>
    <style:style style:name="T25" style:family="text">
      <style:text-properties officeooo:rsid="00497516" fo:background-color="transparent" loext:char-shading-value="0"/>
    </style:style>
    <style:style style:name="T26" style:family="text">
      <style:text-properties officeooo:rsid="004bc5b8" fo:background-color="transparent" loext:char-shading-value="0"/>
    </style:style>
    <style:style style:name="T27" style:family="text">
      <style:text-properties officeooo:rsid="00149b06" fo:background-color="transparent" loext:char-shading-value="0"/>
    </style:style>
    <style:style style:name="T28" style:family="text">
      <style:text-properties officeooo:rsid="003d0116" fo:background-color="transparent" loext:char-shading-value="0"/>
    </style:style>
    <style:style style:name="T29" style:family="text">
      <style:text-properties officeooo:rsid="001b374c" fo:background-color="transparent" loext:char-shading-value="0"/>
    </style:style>
    <style:style style:name="T30" style:family="text">
      <style:text-properties officeooo:rsid="006640bc" fo:background-color="transparent" loext:char-shading-value="0"/>
    </style:style>
    <style:style style:name="T31" style:family="text">
      <style:text-properties officeooo:rsid="006f981c" fo:background-color="transparent" loext:char-shading-value="0"/>
    </style:style>
    <style:style style:name="T32" style:family="text">
      <style:text-properties officeooo:rsid="00701988" fo:background-color="transparent" loext:char-shading-value="0"/>
    </style:style>
    <style:style style:name="T33" style:family="text">
      <style:text-properties officeooo:rsid="0071a1ae" fo:background-color="transparent" loext:char-shading-value="0"/>
    </style:style>
    <style:style style:name="T34" style:family="text">
      <style:text-properties officeooo:rsid="0071a1ae" fo:background-color="transparent" loext:char-shading-value="0"/>
    </style:style>
    <style:style style:name="T35" style:family="text">
      <style:text-properties officeooo:rsid="0073f947" fo:background-color="transparent" loext:char-shading-value="0"/>
    </style:style>
    <style:style style:name="T36" style:family="text">
      <style:text-properties officeooo:rsid="007b5112" fo:background-color="transparent" loext:char-shading-value="0"/>
    </style:style>
    <style:style style:name="T37" style:family="text">
      <style:text-properties officeooo:rsid="0010b9a6"/>
    </style:style>
    <style:style style:name="T38" style:family="text">
      <style:text-properties officeooo:rsid="0012b7e7"/>
    </style:style>
    <style:style style:name="T39" style:family="text">
      <style:text-properties officeooo:rsid="00149b06"/>
    </style:style>
    <style:style style:name="T40" style:family="text">
      <style:text-properties style:font-name="Times New Roman" fo:language="en" fo:country="US" officeooo:rsid="001b374c" fo:background-color="transparent" loext:char-shading-value="0" style:font-name-complex="Times New Roman"/>
    </style:style>
    <style:style style:name="T41" style:family="text">
      <style:text-properties style:font-name="Times New Roman" fo:language="en" fo:country="US" officeooo:rsid="00149b06" fo:background-color="transparent" loext:char-shading-value="0" style:font-name-complex="Times New Roman"/>
    </style:style>
    <style:style style:name="T42" style:family="text">
      <style:text-properties style:font-name="Times New Roman" fo:language="en" fo:country="US" officeooo:rsid="00701988" fo:background-color="transparent" loext:char-shading-value="0" style:font-name-complex="Times New Roman"/>
    </style:style>
    <style:style style:name="T43"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45"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46" style:family="text">
      <style:text-properties style:font-name="Times New Roman" fo:font-size="12pt" officeooo:rsid="00789add" fo:background-color="#ffff00" loext:char-shading-value="0" style:font-size-asian="12pt" style:font-style-asian="normal" style:font-weight-asian="normal" style:font-size-complex="12pt" style:font-style-complex="normal" style:font-weight-complex="normal"/>
    </style:style>
    <style:style style:name="T47" style:family="text">
      <style:text-properties fo:font-size="12pt" fo:language="en" fo:country="US" officeooo:rsid="001ea524" fo:background-color="transparent" loext:char-shading-value="0" style:font-size-asian="12pt" style:font-size-complex="12pt"/>
    </style:style>
    <style:style style:name="T48" style:family="text">
      <style:text-properties fo:font-size="12pt" fo:language="en" fo:country="GB" style:font-size-asian="12pt" style:font-name-complex="Times New Roman" style:font-size-complex="12pt" fo:background-color="#c0c0c0"/>
    </style:style>
    <style:style style:name="T49"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50" style:family="text">
      <style:text-properties officeooo:rsid="002f3bfb" fo:background-color="#ffff00" loext:char-shading-value="0" style:font-style-asian="normal" style:font-weight-asian="normal" style:font-style-complex="normal" style:font-weight-complex="normal"/>
    </style:style>
    <style:style style:name="T51" style:family="text">
      <style:text-properties officeooo:rsid="00308305" fo:background-color="#ffff00" loext:char-shading-value="0" style:font-style-asian="normal" style:font-weight-asian="normal" style:font-style-complex="normal" style:font-weight-complex="normal"/>
    </style:style>
    <style:style style:name="T52" style:family="text">
      <style:text-properties officeooo:rsid="0035334e" fo:background-color="#ffff00" loext:char-shading-value="0" style:font-style-asian="normal" style:font-weight-asian="normal" style:font-style-complex="normal" style:font-weight-complex="normal"/>
    </style:style>
    <style:style style:name="T53" style:family="text">
      <style:text-properties officeooo:rsid="00789add" fo:background-color="#ffff00" loext:char-shading-value="0" style:font-style-asian="normal" style:font-weight-asian="normal" style:font-style-complex="normal" style:font-weight-complex="normal"/>
    </style:style>
    <style:style style:name="T54" style:family="text">
      <style:text-properties officeooo:rsid="001ea524" fo:background-color="#ffff00" loext:char-shading-value="0"/>
    </style:style>
    <style:style style:name="T55" style:family="text">
      <style:text-properties officeooo:rsid="001fe5db" fo:background-color="#ffff00" loext:char-shading-value="0"/>
    </style:style>
    <style:style style:name="T56" style:family="text">
      <style:text-properties style:font-style-asian="normal" style:font-weight-asian="normal" style:font-style-complex="normal" style:font-weight-complex="normal"/>
    </style:style>
    <style:style style:name="T57" style:family="text">
      <style:text-properties officeooo:rsid="0035f6b6" style:font-style-asian="normal" style:font-weight-asian="normal" style:font-style-complex="normal" style:font-weight-complex="normal"/>
    </style:style>
    <style:style style:name="T58" style:family="text">
      <style:text-properties officeooo:rsid="0037f0b4" style:font-style-asian="normal" style:font-weight-asian="normal" style:font-style-complex="normal" style:font-weight-complex="normal"/>
    </style:style>
    <style:style style:name="T59" style:family="text">
      <style:text-properties officeooo:rsid="0038bf15" style:font-style-asian="normal" style:font-weight-asian="normal" style:font-style-complex="normal" style:font-weight-complex="normal"/>
    </style:style>
    <style:style style:name="T60" style:family="text">
      <style:text-properties officeooo:rsid="00390d73" style:font-style-asian="normal" style:font-weight-asian="normal" style:font-style-complex="normal" style:font-weight-complex="normal"/>
    </style:style>
    <style:style style:name="T61" style:family="text">
      <style:text-properties officeooo:rsid="003f1a17" style:font-style-asian="normal" style:font-weight-asian="normal" style:font-style-complex="normal" style:font-weight-complex="normal"/>
    </style:style>
    <style:style style:name="T62" style:family="text">
      <style:text-properties officeooo:rsid="003c498d"/>
    </style:style>
    <style:style style:name="T63" style:family="text">
      <style:text-properties officeooo:rsid="007b5112" fo:background-color="#dddddd" loext:char-shading-value="0"/>
    </style:style>
    <style:style style:name="T64" style:family="text">
      <style:text-properties fo:font-style="normal" officeooo:rsid="0016d010" fo:background-color="transparent" loext:char-shading-value="0" style:font-style-asian="normal" style:font-style-complex="normal"/>
    </style:style>
    <style:style style:name="T65" style:family="text">
      <style:text-properties fo:font-style="normal" officeooo:rsid="001cda9d" fo:background-color="transparent" loext:char-shading-value="0" style:font-style-asian="normal" style:font-style-complex="normal"/>
    </style:style>
    <style:style style:name="T66" style:family="text">
      <style:text-properties fo:font-style="normal" officeooo:rsid="00475e09" fo:background-color="transparent" loext:char-shading-value="0" style:font-style-asian="normal" style:font-style-complex="normal"/>
    </style:style>
    <style:style style:name="T67" style:family="text">
      <style:text-properties fo:font-style="normal" officeooo:rsid="0067505d" fo:background-color="transparent" loext:char-shading-value="0" style:font-style-asian="normal" style:font-style-complex="normal"/>
    </style:style>
    <style:style style:name="T68" style:family="text">
      <style:text-properties fo:font-style="normal" officeooo:rsid="00483b02" fo:background-color="transparent" loext:char-shading-value="0" style:font-style-asian="normal" style:font-style-complex="normal"/>
    </style:style>
    <style:style style:name="T69" style:family="text">
      <style:text-properties fo:font-style="normal" officeooo:rsid="006bc529" fo:background-color="transparent" loext:char-shading-value="0" style:font-style-asian="normal" style:font-style-complex="normal"/>
    </style:style>
    <style:style style:name="T70" style:family="text">
      <style:text-properties fo:font-style="normal" officeooo:rsid="006a1f90" fo:background-color="transparent" loext:char-shading-value="0" style:font-style-asian="normal" style:font-style-complex="normal"/>
    </style:style>
    <style:style style:name="T71" style:family="text">
      <style:text-properties fo:font-style="normal" officeooo:rsid="006d0ac7" fo:background-color="transparent" loext:char-shading-value="0" style:font-style-asian="normal" style:font-style-complex="normal"/>
    </style:style>
    <style:style style:name="T72" style:family="text">
      <style:text-properties fo:font-style="normal" officeooo:rsid="001dac64" fo:background-color="transparent" loext:char-shading-value="0" style:font-style-asian="normal" style:font-style-complex="normal"/>
    </style:style>
    <style:style style:name="T73" style:family="text">
      <style:text-properties fo:font-style="normal" officeooo:rsid="007251d1" fo:background-color="transparent" loext:char-shading-value="0" style:font-style-asian="normal" style:font-style-complex="normal"/>
    </style:style>
    <style:style style:name="T74" style:family="text">
      <style:text-properties fo:font-style="normal" officeooo:rsid="0021b55a" fo:background-color="transparent" loext:char-shading-value="0" style:font-style-asian="normal" style:font-style-complex="normal"/>
    </style:style>
    <style:style style:name="T75" style:family="text">
      <style:text-properties fo:font-style="normal" officeooo:rsid="0021f4b2" fo:background-color="transparent" loext:char-shading-value="0" style:font-style-asian="normal" style:font-style-complex="normal"/>
    </style:style>
    <style:style style:name="T76" style:family="text">
      <style:text-properties fo:font-style="normal" officeooo:rsid="003e2e23" fo:background-color="transparent" loext:char-shading-value="0" style:font-style-asian="normal" style:font-style-complex="normal"/>
    </style:style>
    <style:style style:name="T77" style:family="text">
      <style:text-properties fo:font-style="normal" officeooo:rsid="006d26ba" fo:background-color="transparent" loext:char-shading-value="0" style:font-style-asian="normal" style:font-style-complex="normal"/>
    </style:style>
    <style:style style:name="T78" style:family="text">
      <style:text-properties fo:font-style="normal" officeooo:rsid="004c6319" fo:background-color="transparent" loext:char-shading-value="0" style:font-style-asian="normal" style:font-style-complex="normal"/>
    </style:style>
    <style:style style:name="T79" style:family="text">
      <style:text-properties fo:font-style="normal" officeooo:rsid="00273d7b" fo:background-color="transparent" loext:char-shading-value="0" style:font-style-asian="normal" style:font-style-complex="normal"/>
    </style:style>
    <style:style style:name="T80" style:family="text">
      <style:text-properties fo:font-style="normal" officeooo:rsid="00291b63" fo:background-color="transparent" loext:char-shading-value="0" style:font-style-asian="normal" style:font-style-complex="normal"/>
    </style:style>
    <style:style style:name="T81" style:family="text">
      <style:text-properties fo:font-style="normal" officeooo:rsid="0073f947" fo:background-color="transparent" loext:char-shading-value="0" style:font-style-asian="normal" style:font-style-complex="normal"/>
    </style:style>
    <style:style style:name="T82" style:family="text">
      <style:text-properties fo:font-style="normal" officeooo:rsid="0023c48e" fo:background-color="transparent" loext:char-shading-value="0" style:font-style-asian="normal" style:font-style-complex="normal"/>
    </style:style>
    <style:style style:name="T83" style:family="text">
      <style:text-properties fo:font-style="normal" officeooo:rsid="004c80bd" fo:background-color="transparent" loext:char-shading-value="0" style:font-style-asian="normal" style:font-style-complex="normal"/>
    </style:style>
    <style:style style:name="T84" style:family="text">
      <style:text-properties fo:font-style="normal" officeooo:rsid="004e14c4" fo:background-color="transparent" loext:char-shading-value="0" style:font-style-asian="normal" style:font-style-complex="normal"/>
    </style:style>
    <style:style style:name="T85" style:family="text">
      <style:text-properties fo:font-style="normal" officeooo:rsid="004eef16" fo:background-color="transparent" loext:char-shading-value="0" style:font-style-asian="normal" style:font-style-complex="normal"/>
    </style:style>
    <style:style style:name="T86" style:family="text">
      <style:text-properties fo:font-style="normal" officeooo:rsid="00747f59" fo:background-color="transparent" loext:char-shading-value="0" style:font-style-asian="normal" style:font-style-complex="normal"/>
    </style:style>
    <style:style style:name="T87" style:family="text">
      <style:text-properties fo:font-style="normal" officeooo:rsid="00277585" fo:background-color="transparent" loext:char-shading-value="0" style:font-style-asian="normal" style:font-style-complex="normal"/>
    </style:style>
    <style:style style:name="T88" style:family="text">
      <style:text-properties fo:font-style="normal" officeooo:rsid="0048671d" fo:background-color="transparent" loext:char-shading-value="0" style:font-style-asian="normal" style:font-style-complex="normal"/>
    </style:style>
    <style:style style:name="T89" style:family="text">
      <style:text-properties fo:font-style="normal" officeooo:rsid="0023116b" fo:background-color="transparent" loext:char-shading-value="0" style:font-style-asian="normal" style:font-style-complex="normal"/>
    </style:style>
    <style:style style:name="T90" style:family="text">
      <style:text-properties fo:font-style="normal" officeooo:rsid="003ea88f" fo:background-color="transparent" loext:char-shading-value="0" style:font-style-asian="normal" style:font-style-complex="normal"/>
    </style:style>
    <style:style style:name="T91" style:family="text">
      <style:text-properties fo:font-style="normal" officeooo:rsid="004f977e" fo:background-color="transparent" loext:char-shading-value="0" style:font-style-asian="normal" style:font-style-complex="normal"/>
    </style:style>
    <style:style style:name="T92" style:family="text">
      <style:text-properties fo:font-style="normal" officeooo:rsid="00755d7c" fo:background-color="transparent" loext:char-shading-value="0" style:font-style-asian="normal" style:font-style-complex="normal"/>
    </style:style>
    <style:style style:name="T93" style:family="text">
      <style:text-properties fo:font-style="normal" officeooo:rsid="007d8e27" fo:background-color="transparent" loext:char-shading-value="0" style:font-style-asian="normal" style:font-style-complex="normal"/>
    </style:style>
    <style:style style:name="T94" style:family="text">
      <style:text-properties fo:font-style="normal" officeooo:rsid="0016d010" fo:background-color="#cccccc" loext:char-shading-value="0" style:font-style-asian="normal" style:font-style-complex="normal"/>
    </style:style>
    <style:style style:name="T95" style:family="text">
      <style:text-properties fo:font-style="normal" officeooo:rsid="0067b15f" fo:background-color="#cccccc" loext:char-shading-value="0" style:font-style-asian="normal" style:font-style-complex="normal"/>
    </style:style>
    <style:style style:name="T96" style:family="text">
      <style:text-properties fo:font-style="normal" officeooo:rsid="004f977e" fo:background-color="#cccccc" loext:char-shading-value="0" style:font-style-asian="normal" style:font-style-complex="normal"/>
    </style:style>
    <style:style style:name="T97" style:family="text">
      <style:text-properties fo:font-style="normal" officeooo:rsid="006bc529" fo:background-color="#ff9900" loext:char-shading-value="0" style:font-style-asian="normal" style:font-style-complex="normal"/>
    </style:style>
    <style:style style:name="T98" style:family="text">
      <style:text-properties fo:font-style="normal" officeooo:rsid="0021f4b2" fo:background-color="#ffff00" loext:char-shading-value="0" style:font-style-asian="normal" style:font-style-complex="normal"/>
    </style:style>
    <style:style style:name="T99" style:family="text">
      <style:text-properties fo:font-style="normal" officeooo:rsid="0023116b" fo:background-color="#ffff00" loext:char-shading-value="0" style:font-style-asian="normal" style:font-style-complex="normal"/>
    </style:style>
    <style:style style:name="T100" style:family="text">
      <style:text-properties fo:font-style="normal" officeooo:rsid="004f977e" fo:background-color="#ffff00" loext:char-shading-value="0" style:font-style-asian="normal" style:font-style-complex="normal"/>
    </style:style>
    <style:style style:name="T101" style:family="text">
      <style:text-properties fo:font-style="normal" officeooo:rsid="004eef16" fo:background-color="#ffff00" loext:char-shading-value="0" style:font-style-asian="normal" style:font-style-complex="normal"/>
    </style:style>
    <style:style style:name="T102" style:family="text">
      <style:text-properties fo:font-style="normal" officeooo:rsid="004c80bd" fo:background-color="#dddddd" loext:char-shading-value="0" style:font-style-asian="normal" style:font-style-complex="normal"/>
    </style:style>
    <style:style style:name="T103" style:family="text">
      <style:text-properties fo:font-style="normal" officeooo:rsid="004c80bd" fo:background-color="#ff9999" loext:char-shading-value="0" style:font-style-asian="normal" style:font-style-complex="normal"/>
    </style:style>
    <style:style style:name="T104" style:family="text">
      <style:text-properties fo:font-style="normal" officeooo:rsid="004e14c4" fo:background-color="#ff9999" loext:char-shading-value="0" style:font-style-asian="normal" style:font-style-complex="normal"/>
    </style:style>
    <style:style style:name="T105" style:family="text">
      <style:text-properties fo:font-style="normal" officeooo:rsid="004f977e" fo:background-color="#ffcc00" loext:char-shading-value="0" style:font-style-asian="normal" style:font-style-complex="normal"/>
    </style:style>
    <style:style style:name="T106" style:family="text">
      <style:text-properties fo:font-style="normal" officeooo:rsid="004f977e" fo:background-color="#ffcc00" loext:char-shading-value="0" style:font-style-asian="normal" style:font-style-complex="normal"/>
    </style:style>
    <style:style style:name="T107" style:family="text">
      <style:text-properties fo:font-style="normal" officeooo:rsid="0023116b" fo:background-color="#ffcc00" loext:char-shading-value="0" style:font-style-asian="normal" style:font-style-complex="normal"/>
    </style:style>
    <style:style style:name="T108" style:family="text">
      <style:text-properties fo:font-style="normal" officeooo:rsid="0023116b" fo:background-color="#ffcc00" loext:char-shading-value="0" style:font-style-asian="normal" style:font-style-complex="normal"/>
    </style:style>
    <style:style style:name="T109" style:family="text">
      <style:text-properties fo:font-style="normal" officeooo:rsid="007d8e27" fo:background-color="#ff3333" loext:char-shading-value="0" style:font-style-asian="normal" style:font-style-complex="normal"/>
    </style:style>
    <style:style style:name="T110" style:family="text">
      <style:text-properties fo:font-style="normal" officeooo:rsid="007d8e27" fo:background-color="#ff3333" loext:char-shading-value="0" style:font-style-asian="normal" style:font-style-complex="normal"/>
    </style:style>
    <style:style style:name="T111" style:family="text">
      <style:text-properties officeooo:rsid="006640bc" fo:background-color="#ffff99" loext:char-shading-value="0"/>
    </style:style>
    <style:style style:name="T112" style:family="text">
      <style:text-properties officeooo:rsid="00652170" fo:background-color="#ffff99" loext:char-shading-value="0"/>
    </style:style>
    <style:style style:name="T113" style:family="text">
      <style:text-properties officeooo:rsid="0071a1ae" fo:background-color="#ffff99" loext:char-shading-value="0"/>
    </style:style>
    <style:style style:name="T114" style:family="text">
      <style:text-properties officeooo:rsid="007d0447" fo:background-color="#ffff99" loext:char-shading-value="0"/>
    </style:style>
    <style:style style:name="T115" style:family="text">
      <style:text-properties officeooo:rsid="006bc529" fo:background-color="#ff9900" loext:char-shading-value="0" style:font-style-asian="normal" style:font-weight-asian="normal" style:font-style-complex="normal" style:font-weight-complex="normal"/>
    </style:style>
    <style:style style:name="T116" style:family="text">
      <style:text-properties fo:font-style="italic" officeooo:rsid="006f981c" fo:background-color="transparent" loext:char-shading-value="0" style:font-style-asian="italic" style:font-style-complex="italic"/>
    </style:style>
    <style:style style:name="T117" style:family="text">
      <style:text-properties fo:font-style="italic" officeooo:rsid="0071a1ae" fo:background-color="transparent" loext:char-shading-value="0" style:font-style-asian="italic" style:font-style-complex="italic"/>
    </style:style>
    <style:style style:name="T118" style:family="text">
      <style:text-properties officeooo:rsid="0040a865"/>
    </style:style>
    <style:style style:name="T119" style:family="text">
      <style:text-properties officeooo:rsid="001ea524"/>
    </style:style>
    <style:style style:name="T120" style:family="text">
      <style:text-properties fo:language="en" fo:country="GB" style:font-name-complex="Times New Roman" fo:background-color="#c0c0c0"/>
    </style:style>
    <style:style style:name="T121" style:family="text">
      <style:text-properties fo:language="en" fo:country="GB" style:font-name-complex="Times New Roman" text:display="true" fo:background-color="#c0c0c0"/>
    </style:style>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scussion</text:p>
      <text:p text:style-name="P14"/>
      <text:p text:style-name="P17">Breeding programs have to insure continuous funding to support genomic selection. The latter first requires a big financial injection to overcome the first stage of creating an initial training population. An alternative to this is to join an international consortia, if one exists, and use an international training population. After the breeding programs have (established) an adequate training population, they have to provide funds for a yearly update of the training population to avoid a drop in prediction accuracy. <text:span text:style-name="T120">While the funding for phenotyping is usually secured in breeding programs, the funding for genotyping is not yet well established to initiate and / or regularly update the training population for genomic prediction. Internal reallocation of resources seems like (the only) viable option. However, breeding programs constitute of many crucial actions, many of them can not be manipulated with or omitted. Since i</text:span><text:span text:style-name="Comment_20_Reference2"><text:span text:style-name="T48">ncreasing the number of phenotypic records increases the accuracy in a diminishing manner</text:span></text:span><text:span text:style-name="T120">, repeated measurements of the phenotype identifies as a plausible candidate for a reduction and financial reallocation. </text:span>In this paper, we proposed that the breeding programs can reallocate some of the funds allocated to collecting repeated phenotypic value<text:span text:style-name="T62">s</text:span> in milk recording to genotyping. We showed that by optimising the investment, we can increase genetic gain when we have an initial training population as well as when we have to create one. Despite reducing the number of phenotypic records, <text:span text:style-name="T38">we did not observe relevant decrease in the prediction accuracy for selection candidates. To address these findings, we discuss: 1) how optimization of resources between phenotyping and genotyping affects genetic gain and how does this change, when we have / do not have an initial training population; 2) how optimization of resources between phenotyping and genotyping affects prediction accuracy and how does this change, when we have / do not have an initial training population; 3) our recommendations for breeding programs establishing or implementing genomic selection; 4) the limitations and remarks of the study.</text:span></text:p>
      <text:p text:style-name="P15"/>
      <text:p text:style-name="P13">1 Genetic gain</text:p>
      <text:p text:style-name="P13"><text:soft-page-break/></text:p>
      <text:p text:style-name="P21"><text:span text:style-name="T37">R</text:span>eallocating the financial resources from phenotyping into genot<text:span text:style-name="T39">yping, and thus implementing genomic selection, increased genetic gain regardless the amount of phenotyping, the amount of genotyping, the price of genotyping, and availability of an initial training populat</text:span><text:span text:style-name="T27">ion. </text:span><text:span text:style-name="T63">Genetic gain also increased with increasing investment into genotyping.</text:span><text:span text:style-name="T36"> </text:span><text:span text:style-name="T27">Scenarios with an initial training population mimicked the existence of </text:span><text:span text:style-name="T28">an </text:span><text:span text:style-name="T27">international training populations </text:span><text:span text:style-name="T29">and increased the genetic gain of the conventional scenario between </text:span><text:span text:style-name="T40">79% and 143%</text:span><text:span text:style-name="T42">.</text:span></text:p>
      <text:p text:style-name="P20"><text:span text:style-name="T27"/></text:p>
      <text:p text:style-name="P22"><text:span text:style-name="T117">A</text:span><text:span text:style-name="T116">mount of phenotyping. </text:span><text:span text:style-name="T2"><text:s/></text:span><text:span text:style-name="T32">All the genomic scenarios increased the genetic gain of the baseline, despite reduced phenotyping. </text:span><text:span text:style-name="T34">Reduced phenotyping does reduce the accuracy of the phenotype, but in a diminishing manner. </text:span><text:span text:style-name="T2"><text:s/></text:span><text:span text:style-name="T23">For example, following </text:span><text:span text:style-name="T4"><text:s/>Mrode </text:span><text:span text:style-name="T23">(</text:span><text:span text:style-name="T24">2005</text:span><text:span text:style-name="T23">)</text:span><text:span text:style-name="T4">, at heritability of 0.25 and repeatability of 0.35, increasing the number of phenotypic records from five to 11 only increase</text:span><text:span text:style-name="T18">s</text:span><text:span text:style-name="T4"> accuracy </text:span><text:span text:style-name="T18">of the phenotype</text:span><text:span text:style-name="T4"> for 0.06. <text:s/></text:span><text:span text:style-name="T30">Furthe</text:span><text:span text:style-name="T111">r on, despite reduced accuracy, a</text:span><text:span text:style-name="T112">s suggested by our previous work (Obšteter et al., 2019), </text:span><text:span text:style-name="T111">genomic selection rearranges the forces with reduced generation interval taking the wheel </text:span><text:span text:style-name="T114">over </text:span><text:span text:style-name="T111">incre</text:span><text:span text:style-name="T111"><office:annotation><dc:creator>Unknown Author</dc:creator><dc:date>2020-03-05T11:48:14.070672789</dc:date><text:p text:style-name="P34"><text:span text:style-name="T123">Also, in small populations, the accuracy of PT and GT comparable</text:span></text:p></office:annotation></text:span><text:span text:style-name="T111">asing </text:span><text:span text:style-name="T112">the accuracy. </text:span><text:span text:style-name="T113">We confirmed in this study that </text:span><text:span text:style-name="T3">removing a repeated record </text:span><text:span text:style-name="T31">of the phenotype</text:span><text:span text:style-name="T3"> does not decrease the accuracy </text:span><text:span text:style-name="T20">of the phenotype</text:span><text:span text:style-name="T3"> enough to counteract the benefit</text:span><text:span text:style-name="T22">s of genomic selection</text:span><text:span text:style-name="T2">.</text:span></text:p>
      <text:p text:style-name="P26"><text:span text:style-name="T118">The final genetic gain was a product of two opposing forces – the reduced phenotyping reduced the</text:span><text:span text:style-name="T118"><office:annotation office:name="__Annotation__10197_250457826"><dc:creator>Unknown Author</dc:creator><dc:date>2020-03-05T11:36:12.843680160</dc:date><text:p text:style-name="P34"><text:span text:style-name="T123">Tukaj nočem govoriti o znižani točnosti, ker to ni bilo res</text:span></text:p><text:p text:style-name="P34"><text:span text:style-name="T123">Lahko govorim pa o accuracy of phenotype (namesto heritability)</text:span></text:p></office:annotation></text:span><text:span text:style-name="T118"> heritability of the phenotyp</text:span><office:annotation-end office:name="__Annotation__10197_250457826"/><text:span text:style-name="T118">e in the population, while the genomic selection reduced generation interval and increased the selection accuracy for young un-phenotyped animals (Schaeffer, 2006). </text:span></text:p>
      <text:p text:style-name="P19"><text:span text:style-name="T21"/></text:p>
      <text:p text:style-name="P31"><text:span text:style-name="T33">Amount of genotyping. </text:span><text:span text:style-name="T64">The genetic gain also increased with increasing the resources for genotyping,</text:span><text:span text:style-name="T94"> </text:span><text:span text:style-name="T95">despite reducing phenotyping</text:span><text:span text:style-name="T64">. </text:span><text:span text:style-name="T73">Increasing genotyping primarily reflected in increasing accuracy of sires selection, </text:span><text:span text:style-name="T67">since </text:span><text:span text:style-name="T66">a larger investment into</text:span><text:span text:style-name="T64"> genotyping resulted in more male candidates tested, but same number selected.</text:span><text:span text:style-name="T73"> This increased</text:span><text:span text:style-name="T65"> intensity </text:span><text:span text:style-name="T73">was t</text:span><text:span text:style-name="T65">he </text:span><text:span text:style-name="T66">main </text:span><text:span text:style-name="T65">driving force of </text:span><text:span text:style-name="T73">increasing genetic gain. Increasing the number of genotyped animals also reflected in </text:span><text:span text:style-name="T68">increas</text:span><text:span text:style-name="T69">ing</text:span><text:span text:style-name="T68"> </text:span><text:soft-page-break/><text:span text:style-name="T68">accuracy </text:span><text:span text:style-name="T70">of female selection, </text:span><text:span text:style-name="T73">since i</text:span><text:span text:style-name="T70">ncreasing investment into genotyping meant inc</text:span><text:span text:style-name="T66">reasing the number of </text:span><text:span text:style-name="T70">genomically tested </text:span><text:span text:style-name="T69">animals and increasing the size of the training population</text:span><text:span text:style-name="T66">. </text:span><text:span text:style-name="T71">We </text:span><text:span text:style-name="T65">discuss </text:span><text:span text:style-name="T71">the accuracy trends</text:span><text:span text:style-name="T65"> in the next section</text:span><text:span text:style-name="T72">. </text:span><text:span text:style-name="T73">However, a</text:span><text:span text:style-name="T74">lthough</text:span><text:span text:style-name="T73"> consistent</text:span><text:span text:style-name="T74">, </text:span><text:span text:style-name="T73">the genetic gain did not increase </text:span><text:span text:style-name="T75">proportional</text:span><text:span text:style-name="T73">ly to the </text:span><text:span text:style-name="T74">investment into genotyping</text:span><text:span text:style-name="T75">. </text:span><text:span text:style-name="T73">Instead, </text:span><text:span text:style-name="T81">it </text:span><text:span text:style-name="T75">reache</text:span><text:span text:style-name="T76">d</text:span><text:span text:style-name="T75"> a plateau and </text:span><text:span text:style-name="T77">did</text:span><text:span text:style-name="T78"> not significantly differ in the</text:span><text:span text:style-name="T75"> </text:span><text:span text:style-name="T98">high‑genotyping</text:span><text:span text:style-name="T75"> scenarios. </text:span><text:span text:style-name="T89">The reason for this </text:span><text:span text:style-name="T76">wa</text:span><text:span text:style-name="T89">s, that i) the accuracy for sire selection</text:span><text:span text:style-name="T89"><office:annotation><dc:creator>Unknown Author</dc:creator><dc:date>2020-02-25T10:56:09.821039866</dc:date><text:p text:style-name="P33"><text:span text:style-name="T122">With initial TP</text:span></text:p></office:annotation></text:span><text:span text:style-name="T89"> did not depend on the amount of genotyping, but was high regardless. </text:span><text:span text:style-name="T78">Additionally</text:span><text:span text:style-name="T89">, the accuracy for male selection candidates was between 0.81 and 0.91 in </text:span><text:span text:style-name="T78">the </text:span><text:span text:style-name="T89">genomic scenarios, hence there </text:span><text:span text:style-name="T90">wa</text:span><text:span text:style-name="T89">s little space to improve the accuracy; ii) </text:span><text:span text:style-name="T93">the size of the reference </text:span><text:span text:style-name="T110">population</text:span><text:span text:style-name="T93"> </text:span><text:span text:style-name="T91">the maximum gain</text:span><text:span text:style-name="T89"> </text:span><text:span text:style-name="T91">(</text:span><text:span text:style-name="T99">high-genotyping</text:span><text:span text:style-name="T100">)</text:span><text:span text:style-name="T101"> </text:span><text:span text:style-name="T85">scenarios at all three price ratios</text:span><text:span text:style-name="T89"> genotyped nearly all or all females </text:span><text:span text:style-name="T96">(between 1400 and all 3850)</text:span><text:span text:style-name="T89">, therefore implemented maximum intensity </text:span><text:span text:style-name="T91">an</text:span><text:span text:style-name="T106">d accuracy</text:span><text:span text:style-name="T108"> of female selection</text:span><text:span text:style-name="T89">; iii) </text:span><text:span text:style-name="T82">the intensity of male selection was high in all high-genotyping scenarios. For example, moving from two to one control and investing the remaining into genotyping increased the intensity of male selection only between 1.0% and 2.7%. </text:span></text:p>
      <text:p text:style-name="P31"><text:span text:style-name="T92">However, </text:span><text:span text:style-name="T67">a</text:span><text:span text:style-name="T87">lthough not significant</text:span><text:span text:style-name="T79">, the maximum genetic gain was observed</text:span><text:span text:style-name="T88"> </text:span><text:span text:style-name="T87">in the scenario that collected two phenotype records and invested the rest into genotyping </text:span><text:span text:style-name="T67">and not </text:span><text:span text:style-name="T87">in the maximum genotyping scenario that collected only one phenotypic record. This </text:span><text:span text:style-name="T88">was in line with</text:span><text:span text:style-name="T76"> the </text:span><text:span text:style-name="T67">observed </text:span><text:span text:style-name="T76">accuracy, that was</text:span><text:span text:style-name="T88"> the </text:span><text:span text:style-name="T76">highest when we collected two phenotype records and invest</text:span><text:span text:style-name="T88">ing</text:span><text:span text:style-name="T76"> the rest into genotypes and </text:span><text:span text:style-name="T87">drop</text:span><text:span text:style-name="T88">ped (though again not significantly)</text:span><text:span text:style-name="T87"> with only one phenotype record collected.</text:span></text:p>
      <text:p text:style-name="P30"><text:span text:style-name="T6"/></text:p>
      <text:p text:style-name="P30"><text:span text:style-name="T6">P</text:span><text:span text:style-name="T35">rice of genotyping.</text:span><text:span text:style-name="T82"> </text:span><text:span text:style-name="T86">W</text:span><text:span text:style-name="T79">e achieved </text:span><text:span text:style-name="T77">equal </text:span><text:span text:style-name="T79">maximum genetic gain regardless the price of genotyping. </text:span><text:span text:style-name="T80">This was due to close to all or all females being genotyped in the best scenarios, the training population having the same number of animals, and the intensity of sire selection being high at al three price ratios. </text:span><text:span text:style-name="T83">However, the </text:span><text:span text:style-name="T84">price of the genotype dictated </text:span><text:span text:style-name="T85">the </text:span><text:span text:style-name="T83">scenario after which the genetic gain no longer </text:span><text:span text:style-name="T85">significantly</text:span><text:span text:style-name="T83"> increased.</text:span><text:span text:style-name="T102"> With an initial training population, </text:span><text:span text:style-name="T83">when genotyping was twice the price of phenotyping, the maximum gain was reached when we collected two phenotype records and invested the rest into genotyping </text:span><text:span text:style-name="T103">(genotyped 3695 animals, </text:span><text:span text:style-name="T104">420 males</text:span><text:span text:style-name="T103">)</text:span><text:span text:style-name="T103"><office:annotation><dc:creator>Unknown Author</dc:creator><dc:date>2020-02-25T11:12:33.561168735</dc:date><text:p text:style-name="P33"><text:span text:style-name="T122">Zakaj tu takšna razlika???</text:span></text:p></office:annotation></text:span><text:span text:style-name="T83">. When genotype </text:span><text:soft-page-break/><text:span text:style-name="T83">was half the price of phenotype, the maximum gain was achieved when we collected nine phenotype records and invested the rest into genotyping </text:span><text:span text:style-name="T103">(genotyped 1695 animals, </text:span><text:span text:style-name="T104">250 males</text:span><text:span text:style-name="T103">)</text:span><text:span text:style-name="T83">.</text:span></text:p>
      <text:p text:style-name="P5"/>
      <text:p text:style-name="P23"><text:span text:style-name="T1"/></text:p>
      <text:p text:style-name="P32"><text:span text:style-name="T1">Availability of initial training population</text:span></text:p>
      <text:p text:style-name="P24"><text:span text:style-name="T1">When we removed the initial reference population and build one </text:span><text:span text:style-name="T26">by accumulating the genotypes in the first generations of selection</text:span><text:span text:style-name="T1">, we still observed </text:span><text:span text:style-name="T5">between </text:span><text:span text:style-name="T47"><text:s/>31% and 134%</text:span><text:span text:style-name="T1"> increase in genetic gain compared to the baseline regardless the amount and price of genotyping. </text:span></text:p>
      <text:p text:style-name="P24"><text:span text:style-name="T26">T</text:span><text:span text:style-name="T5">hese scenarios implemented genomic selection with a delay, since they first had to accumulate 2000 genotypes. As expected, we </text:span><text:span text:style-name="T26">therefore </text:span><text:span text:style-name="T5">d</text:span><text:span text:style-name="T25">id</text:span><text:span text:style-name="T5"> not observe any increase over the baseline prior to the implementation of genomic selection. </text:span><text:span text:style-name="T26">H</text:span><text:span text:style-name="T25">owever, we also did not observe any decrease despite reduced pheno</text:span><text:span text:style-name="T26">t</text:span><text:span text:style-name="T25">yping</text:span><text:span text:style-name="T5">. Hence, the more we invest into genotyping, the sooner we can implement genomic selection without harming the genetic gain due to reduced phenotyping in the transition period </text:span><text:span text:style-name="T54">(</text:span><text:span text:style-name="T55">accumulation</text:span><text:span text:style-name="T54"> of genotypes period)</text:span><text:span text:style-name="T5">. </text:span></text:p>
      <text:p text:style-name="P25"><text:span text:style-name="T119">R</text:span>EDUCTION COMPARED TO WHEN WE HAD? DO WE NEED HTIS HERE?</text:p>
      <text:p text:style-name="P18"/>
      <text:p text:style-name="P4"/>
      <text:p text:style-name="P28">2 Accuracy</text:p>
      <text:p text:style-name="P29">DIFFERENT TOPIC SENTENCE</text:p>
      <text:p text:style-name="P1"><text:span text:style-name="T1">In general, the accuracy did not decrease with reducing the number of phenotype records, since </text:span><text:span text:style-name="T19">this</text:span><text:span text:style-name="T1"> also meant increasing the number of genotyped animals, which in turn maintained or even increased the prediction accuracy. </text:span></text:p>
      <text:p text:style-name="P1"><text:soft-page-break/><text:span text:style-name="T1">The accuracy of un-phenotyped male candidates persisted high regardless</text:span><text:span text:style-name="T7"> the amount of genotyping and phenotyping, (and the price of genotyping). </text:span></text:p>
      <text:p text:style-name="P27"><text:span text:style-name="T9">T</text:span><text:span text:style-name="T10">he genomic testing increased the accuracy for female candidates and dams. The reason for this lies in the fact, that genomic relatedness increases the genetic connectedn</text:span><text:span text:style-name="T43">ess </text:span><text:span text:style-name="T49">from different management units compared to that based on pedigree</text:span><text:span text:style-name="T43"> </text:span><text:span text:style-name="T44">(</text:span><text:span text:style-name="T46">Momen and Morota, 2018; </text:span><text:span text:style-name="T45">Yu</text:span><text:span text:style-name="T50"> et al, 201</text:span><text:span text:style-name="T51">7</text:span><text:span text:style-name="T50">),</text:span><text:span text:style-name="T11"> </text:span><text:span text:style-name="T12">which in turn increases prediction accuracy </text:span><text:span text:style-name="T51">(</text:span><text:span text:style-name="T53">Momen and Morota, 2018; </text:span><text:span text:style-name="T51">Yu et al., 2018).</text:span><text:span text:style-name="T11"> </text:span><text:span text:style-name="T10">The accuracy also increased with increasing genotyping, despite reducing phenotyping, </text:span><text:span text:style-name="T13">since it increased the genetic connectedness </text:span><text:span text:style-name="T14">even further</text:span><text:span text:style-name="T13">. Genotyping more females also meant increasing the size of the reference population </text:span><text:span text:style-name="T14">and the prediction for more females benefiting from genomic information. </text:span><text:span text:style-name="T115">Although female candidates were not genomically tested themselves, increasing the number of genomically tested females increased the accuracy of their parent average.</text:span></text:p>
      <text:p text:style-name="P2"><text:span text:style-name="T8">The accuracy of female candidates was lower than for male candidates, </text:span><text:span text:style-name="T15">since female candidates were not genotyped, while male were. </text:span><text:span text:style-name="T16">The accuracy for all females was in general lower than for male candidates. This was also true in the scenarios, where are dams were genotyped. T</text:span><text:span text:style-name="T52">his was because the male candidates have higher parent average, since xxx.</text:span></text:p>
      <text:p text:style-name="P11"><text:span text:style-name="T17">W</text:span><text:span text:style-name="T16">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span></text:p>
      <text:p text:style-name="P12"/>
      <text:p text:style-name="P12"/>
      <text:p text:style-name="P3"><text:span text:style-name="T56">The trend for accuracy of sires was inconsistent between the scenarios. In the scenarios with an initial training population, the accuracy for sires decreased with increasing genotyping and </text:span><text:soft-page-break/><text:span text:style-name="T56">decreasing phenotyping. </text:span><text:span text:style-name="T57">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p>
      <text:p text:style-name="P9"/>
      <text:p text:style-name="P3"><text:span text:style-name="T61">Removing the initial training population changed the accuracy trends for male animals. </text:span><text:span text:style-name="T58">When the initial training population was not available, </text:span><text:span text:style-name="T60">we observed a drop in the accuracy </text:span><text:span text:style-name="T61">for male candidates, but </text:span><text:span text:style-name="T60">only in the low-genotyping scenarios. This was due to a combined effect of low heritability of the phenotype with only one phenotype recording</text:span></text:p>
      <text:p text:style-name="P6"/>
      <text:p text:style-name="P10"/>
      <text:p text:style-name="P3"><text:span text:style-name="T61">In contrast, we did not observed the trend of decreasing accuracy with increasing genotyping for sires when we did not have an initial training population</text:span><text:span text:style-name="T58">. </text:span><text:span text:style-name="T59">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7"/>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ment_20_Reference2" style:display-name="Comment Reference2" style:family="tex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3-06T14:26:08.672406898</dc:date>
    <meta:editing-duration>P3DT39M57S</meta:editing-duration>
    <meta:editing-cycles>6</meta:editing-cycles>
    <meta:generator>LibreOffice/6.0.7.3$Linux_X86_64 LibreOffice_project/00m0$Build-3</meta:generator>
    <meta:document-statistic meta:table-count="0" meta:image-count="0" meta:object-count="0" meta:page-count="6" meta:paragraph-count="23" meta:word-count="1676" meta:character-count="11142" meta:non-whitespace-character-count="9474"/>
  </office:meta>
</office:document-meta>
</file>